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11.1336666666667cm" style:use-optimal-column-width="true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8.001cm" style:use-optimal-column-width="true"/>
    </style:style>
    <style:style style:name="co9" style:family="table-column">
      <style:table-column-properties fo:break-before="auto" style:column-width="7.70466666666667cm" style:use-optimal-column-width="true"/>
    </style:style>
    <style:style style:name="co10" style:family="table-column">
      <style:table-column-properties fo:break-before="auto" style:column-width="5.22816666666667cm" style:use-optimal-column-width="true"/>
    </style:style>
    <style:style style:name="co11" style:family="table-column">
      <style:table-column-properties fo:break-before="auto" style:column-width="4.10633333333333cm" style:use-optimal-column-width="true"/>
    </style:style>
    <style:style style:name="co12" style:family="table-column">
      <style:table-column-properties fo:break-before="auto" style:column-width="3.1115cm" style:use-optimal-column-width="true"/>
    </style:style>
    <style:style style:name="co13" style:family="table-column">
      <style:table-column-properties fo:break-before="auto" style:column-width="5.1858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trello &amp; github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ay's project meeting slides (e.g. powerpoint, updating the trello board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 - client meeting included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3" table:style-name="ce3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github (e.g. downloading and using github desktop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other presentations</text:p>
          </table:table-cell>
          <table:table-cell office:value-type="string" table:style-name="ce3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ides for steering goup meeting, updating trello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ation for steering group meeting (ppt slides, update trello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 notes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Week_5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text:s/>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update trell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 (design &amp; implementation)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presentations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- cash flow diagram column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6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/update trello (Monday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meeting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 (client questions, setup things etc)</text:p>
          </table:table-cell>
          <table:table-cell office:value-type="string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 (client meeting included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5.5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7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repor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7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contact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8" table:style-name="ta1">
        <table:table-column table:style-name="co1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project report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communication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Week_9" table:style-name="ta1">
        <table:table-column table:style-name="co12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report</text:p>
          </table:table-cell>
          <table:table-cell office:value-type="string" table:style-name="ce1">
            <text:p>5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presentation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10" table:style-name="ta1">
        <table:table-column table:style-name="co1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contac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repor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presentation preparation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lp with othe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ing final presentatio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7-01-11T15:05:55Z</dc:date>
    <meta:editing-cycles>1</meta:editing-cycles>
    <meta:editing-duration>PT243S</meta:editing-duration>
  </office:meta>
</office:document-meta>
</file>